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</office:font-face-decls>
  <office:automatic-styles>
    <style:style style:name="P1" style:family="paragraph" style:parent-style-name="Standard">
      <style:text-properties officeooo:rsid="000420e5" officeooo:paragraph-rsid="000420e5"/>
    </style:style>
    <style:style style:name="P2" style:family="paragraph" style:parent-style-name="Standard">
      <style:text-properties style:font-name="Nimbus Sans" officeooo:rsid="000420e5" officeooo:paragraph-rsid="000420e5"/>
    </style:style>
    <style:style style:name="P3" style:family="paragraph" style:parent-style-name="Standard">
      <style:text-properties style:font-name="Nimbus Sans" officeooo:rsid="000420e5" officeooo:paragraph-rsid="0009e065"/>
    </style:style>
    <style:style style:name="P4" style:family="paragraph" style:parent-style-name="Standard">
      <style:text-properties officeooo:paragraph-rsid="000420e5"/>
    </style:style>
    <style:style style:name="P5" style:family="paragraph" style:parent-style-name="Standard">
      <style:text-properties officeooo:rsid="00065a8c" officeooo:paragraph-rsid="00065a8c"/>
    </style:style>
    <style:style style:name="P6" style:family="paragraph" style:parent-style-name="Standard">
      <style:text-properties officeooo:rsid="00065a8c" officeooo:paragraph-rsid="000854bb"/>
    </style:style>
    <style:style style:name="P7" style:family="paragraph" style:parent-style-name="Standard">
      <style:text-properties officeooo:rsid="000854bb" officeooo:paragraph-rsid="000854bb"/>
    </style:style>
    <style:style style:name="T1" style:family="text">
      <style:text-properties style:font-name="Nimbus Sans"/>
    </style:style>
    <style:style style:name="T2" style:family="text">
      <style:text-properties style:font-name="Nimbus Sans" officeooo:rsid="000420e5"/>
    </style:style>
    <style:style style:name="T3" style:family="text">
      <style:text-properties style:font-name="Nimbus Sans" officeooo:rsid="00052960"/>
    </style:style>
    <style:style style:name="T4" style:family="text">
      <style:text-properties style:font-name="Nimbus Sans" officeooo:rsid="00065a8c"/>
    </style:style>
    <style:style style:name="T5" style:family="text">
      <style:text-properties style:font-name="Nimbus Sans" officeooo:rsid="000854bb"/>
    </style:style>
    <style:style style:name="T6" style:family="text">
      <style:text-properties style:font-name="Nimbus Sans" officeooo:rsid="00087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promenna: pametova oblast definovana v programu, ktera ma nejaky nazev a uklada data</text:p>
      <text:p text:style-name="P3"><text:s text:c="4"/>registr: mala, rychla pametova oblast uvnitr procesoru, urcena pro specificke ukoly (napriklad aritmeticke operace nebo ukladani adres)</text:p>
      <text:p text:style-name="P4"><text:span text:style-name="T2"/></text:p>
      <text:p text:style-name="P4"><text:span text:style-name="T2">2) 255 (binarne 11111111)</text:span></text:p>
      <text:p text:style-name="P1"><text:span text:style-name="T2"/></text:p>
      <text:p text:style-name="P1"><text:span text:style-name="T1">3) 10 (2^10 = 1024)</text:span></text:p>
      <text:p text:style-name="P1"><text:span text:style-name="T1"/></text:p>
      <text:p text:style-name="P1"><text:span text:style-name="T1">4) 16 kB (z toho 2 kB Flash pamet pro program a 1 kB SRAM pro data)</text:span></text:p>
      <text:p text:style-name="P1"><text:span text:style-name="T1"/></text:p>
      <text:p text:style-name="P1"><text:span text:style-name="T1">5) 2 (napriklad R15 a R16)</text:span></text:p>
      <text:p text:style-name="P1"><text:span text:style-name="T1"/></text:p>
      <text:p text:style-name="P1"><text:span text:style-name="T1">6) LIFO struktura v pameti, ktera slouzi pro ukladani a nacitani dat</text:span></text:p>
      <text:p text:style-name="P1"><text:span text:style-name="T1"/></text:p>
      <text:p text:style-name="P1"><text:span text:style-name="T1">7) “Last In, First Out” → princip zasobniku, kdy se data vkladaji a nacitani ze stejneho konce</text:span></text:p>
      <text:p text:style-name="P1"><text:span text:style-name="T1"/></text:p>
      <text:p text:style-name="P1"><text:span text:style-name="T1">8) In-System Programming → metoda programovani mikrokontroleru bez nutnosti jejich vyjmuti z obvodu</text:span></text:p>
      <text:p text:style-name="P1"><text:span text:style-name="T1"/></text:p>
      <text:p text:style-name="P1"><text:span text:style-name="T1">9)</text:span></text:p>
      <text:p text:style-name="P1"><text:span text:style-name="T1"><text:tab/>loop:</text:span></text:p>
      <text:p text:style-name="P1"><text:span text:style-name="T1"><text:tab/><text:tab/>; kod, ktery se ma opakovat</text:span></text:p>
      <text:p text:style-name="P1"><text:span text:style-name="T1"><text:tab/><text:tab/>jmp loop</text:span></text:p>
      <text:p text:style-name="P1"><text:span text:style-name="T1">10)</text:span></text:p>
      <text:p text:style-name="P1"><text:span text:style-name="T1"><text:tab/></text:span><text:span text:style-name="T3">ldi r25, 10 ; nastavit r25 na deset</text:span></text:p>
      <text:p text:style-name="P1"><text:span text:style-name="T3"/></text:p>
      <text:p text:style-name="P1"><text:span text:style-name="T1"><text:tab/></text:span><text:span text:style-name="T3">loop</text:span><text:span text:style-name="T1">: ; </text:span><text:span text:style-name="T3">smycka s deseti opakovanimi</text:span></text:p>
      <text:p text:style-name="P1"><text:span text:style-name="T1"><text:tab/><text:tab/>dec r25 ; </text:span><text:span text:style-name="T3">odecte jedna z registru r25</text:span></text:p>
      <text:p text:style-name="P1"><text:span text:style-name="T1"><text:tab/><text:tab/>jz </text:span><text:span text:style-name="T3">konec_loopu ; skok na konec smycky, pokud je r25 nula</text:span></text:p>
      <text:p text:style-name="P1"><text:span text:style-name="T3"><text:tab/><text:tab/>jmp loop ; skok na zacatek smycky</text:span></text:p>
      <text:p text:style-name="P1"><text:span text:style-name="T3"><text:tab/>konec_loopu: ; konec smycky</text:span></text:p>
      <text:p text:style-name="P1"><text:span text:style-name="T3"/></text:p>
      <text:p text:style-name="P1"><text:span text:style-name="T1">11) </text:span><text:span text:style-name="T4">iterace je proces, kdy se opakuje funkce s cilem dostat se k vysledku; iterator je </text:span><text:span text:style-name="T3">promenna pouzivana </text:span><text:span text:style-name="T4">ve funkci v casti podminky, ve ktere je ulozeny pocet opakovani (kolikrat se funkce opakovala)</text:span></text:p>
      <text:p text:style-name="P1"><text:span text:style-name="T4"/></text:p>
      <text:p text:style-name="P5"><text:span text:style-name="T1">priklad v c++:</text:span></text:p>
      <text:p text:style-name="P5"><text:span text:style-name="T1"><text:tab/>pocetradku = 0;</text:span></text:p>
      <text:p text:style-name="P6"><text:span text:style-name="T1"><text:tab/></text:span><text:span text:style-name="T5">std::cout </text:span><text:span text:style-name="T1">&lt;&lt; "</text:span><text:span text:style-name="T5">pocet radku: </text:span><text:span text:style-name="T1">";</text:span></text:p>
      <text:p text:style-name="P6"><text:span text:style-name="T1"><text:tab/></text:span><text:span text:style-name="T5">std::cin </text:span><text:span text:style-name="T1">&gt;&gt; pocetradku;</text:span></text:p>
      <text:p text:style-name="P5"><text:span text:style-name="T1"><text:tab/>for (int i = 0; i &lt; pocetradku; i++) {</text:span></text:p>
      <text:p text:style-name="P6"><text:span text:style-name="T1"><text:tab/><text:tab/></text:span><text:span text:style-name="T5">std::cout </text:span><text:span text:style-name="T1">&lt;&lt; i &lt;&lt; "." &lt;&lt; </text:span><text:span text:style-name="T5">std::</text:span><text:span text:style-name="T1">endl;</text:span></text:p>
      <text:p text:style-name="P5"><text:span text:style-name="T1"><text:tab/>}</text:span></text:p>
      <text:p text:style-name="P1"><text:span text:style-name="T1">12) </text:span><text:span text:style-name="T5">nahraje konstantu do registru</text:span></text:p>
      <text:p text:style-name="P1"><text:span text:style-name="T1"/></text:p>
      <text:p text:style-name="P1"><text:span text:style-name="T1">13) </text:span><text:span text:style-name="T5">prenasi data mezi registry nebo mezi registrem a pametovou oblasti</text:span></text:p>
      <text:p text:style-name="P1"><text:span text:style-name="T1"/></text:p>
      <text:p text:style-name="P1"><text:soft-page-break/><text:span text:style-name="T1">14) </text:span><text:span text:style-name="T5">zvetsi hodnotu v registru o 1</text:span></text:p>
      <text:p text:style-name="P1"><text:span text:style-name="T1"/></text:p>
      <text:p text:style-name="P1"><text:span text:style-name="T1">15) </text:span><text:span text:style-name="T5">zmensi hodnotu v registru o 1</text:span></text:p>
      <text:p text:style-name="P1"><text:span text:style-name="T1"/></text:p>
      <text:p text:style-name="P1"><text:span text:style-name="T1">16) </text:span><text:span text:style-name="T5">bezpodmineny skok na zadanou adresu nebo podprogram</text:span></text:p>
      <text:p text:style-name="P1"><text:span text:style-name="T1"/></text:p>
      <text:p text:style-name="P1"><text:span text:style-name="T1">17) </text:span><text:span text:style-name="T5">podmineny skok na zadanou adresu nebo podprogram</text:span></text:p>
      <text:p text:style-name="P1"><text:span text:style-name="T1"/></text:p>
      <text:p text:style-name="P1"><text:span text:style-name="T1">18) </text:span><text:span text:style-name="T5">navrat z podprogramu (vysunuti navratove adresy ze zasobniku a pak pokracuje ve vykonavani na teto adrese)</text:span></text:p>
      <text:p text:style-name="P1"><text:span text:style-name="T1"/></text:p>
      <text:p text:style-name="P1"><text:span text:style-name="T1">19) </text:span><text:span text:style-name="T5">porovnava hodnotu v registru s konstantou a nastavuje priznaky podle vysledku</text:span></text:p>
      <text:p text:style-name="P1"><text:span text:style-name="T1"/></text:p>
      <text:p text:style-name="P1"><text:span text:style-name="T1">20) </text:span><text:span text:style-name="T5">smycka, ktera se opakuje dokud neni splnena urcita podminka</text:span></text:p>
      <text:p text:style-name="P7"><text:span text:style-name="T1"/></text:p>
      <text:p text:style-name="P7"><text:span text:style-name="T1">- pokud jde o “Main:” smycku, tak ta muze byt i nekonecna, ale hlavne tvori jadro programu</text:span></text:p>
      <text:p text:style-name="P7"><text:span text:style-name="T1">- obsahuje hlavni logiku programu (vetsinou) a opakuje se dokud nenastane specificka podminka pro ukonceni (napriklad jako dokonceni ulohy nebo stisknuti tlacitka)</text:span></text:p>
      <text:p text:style-name="P1"><text:span text:style-name="T1"/></text:p>
      <text:p text:style-name="P1"><text:span text:style-name="T1">21) </text:span><text:span text:style-name="T5">muze to vest k nespravnemu fungovani programu, pokud skok smeruje na neplatnou adresu nebo preskakuje dulezite instrukce</text:span></text:p>
      <text:p text:style-name="P1"><text:span text:style-name="T1"/></text:p>
      <text:p text:style-name="P1"><text:span text:style-name="T1">22) </text:span><text:span text:style-name="T5">nazev podprogramu; telo podprogramu (instrukce); instrukce ‘ret’ pro navrat</text:span></text:p>
      <text:p text:style-name="P1"><text:span text:style-name="T1"/></text:p>
      <text:p text:style-name="P1"><text:span text:style-name="T1">23) </text:span><text:span text:style-name="T5">pouziva jmena a symboly pro reprezentaci adres v programu, cimz se zjednodusuje cteni a psani kodu</text:span></text:p>
      <text:p text:style-name="P1"><text:span text:style-name="T1"/></text:p>
      <text:p text:style-name="P1"><text:span text:style-name="T1">24) </text:span><text:span text:style-name="T5">nachazi se v SRAM pameti procesoru</text:span></text:p>
      <text:p text:style-name="P1"><text:span text:style-name="T1"/></text:p>
      <text:p text:style-name="P1"><text:span text:style-name="T1">25) </text:span><text:span text:style-name="T5">posledni vlozena hodnota v zasobniku</text:span></text:p>
      <text:p text:style-name="P1"><text:span text:style-name="T1"/></text:p>
      <text:p text:style-name="P1"><text:span text:style-name="T1">26) </text:span><text:span text:style-name="T5">nachazi se v procesoru</text:span></text:p>
      <text:p text:style-name="P1"><text:span text:style-name="T1"/></text:p>
      <text:p text:style-name="P1"><text:span text:style-name="T1">27) </text:span><text:span text:style-name="T5">muze vest k havarii programu nebo k nechtenemu / neocekavanemu chovani</text:span></text:p>
      <text:p text:style-name="P1"><text:span text:style-name="T1"/></text:p>
      <text:p text:style-name="P1"><text:span text:style-name="T1">28) </text:span><text:span text:style-name="T6">ano, pomoci converter (konvertoru)</text:span></text:p>
      <text:p text:style-name="P1"><text:span text:style-name="T1"/></text:p>
      <text:p text:style-name="P1"><text:span text:style-name="T1">29) </text:span><text:span text:style-name="T6">.hex oznacuje, ze soubor obsahuje data v Intel HEX formatu</text:span></text:p>
      <text:p text:style-name="P1"><text:span text:style-name="T6"/></text:p>
      <text:p text:style-name="P1"><text:span text:style-name="T6"><text:s text:c="6"/>tento format se bezne pouziva pro ukladani a prenos strojoveho kodu (machine code-u) urceneho ro mikrokontrolery</text:span></text:p>
      <text:p text:style-name="P1"><text:span text:style-name="T6"><text:s text:c="6"/>obsahuje hexadecimalni zapis, ktery lze pomoci nastroju pro programovani nahrat do paeti procesoru (napriklad pomoci ISP)</text:span></text:p>
      <text:p text:style-name="P1"><text:span text:style-name="T1"/></text:p>
      <text:p text:style-name="P1"><text:span text:style-name="T1">30) </text:span><text:span text:style-name="T6">je pin procesoru, ktery slouzi k odesilani dat z procesoru do vnejsiho obvodu</text:span></text:p>
      <text:p text:style-name="P1"><text:span text:style-name="T6"><text:s text:c="6"/>na vystupni pin lze pripojit ruzny elektronicke soucastky, jako jsou LED diody, rele a dalsi</text:span></text:p>
      <text:p text:style-name="P1"><text:span text:style-name="T6"><text:s text:c="6"/>hodnotu na vystupnim pinu lze ovladat pomoci instrukci v program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31:14.074824897</meta:creation-date>
    <dc:date>2024-04-23T12:27:10.544679986</dc:date>
    <meta:editing-duration>PT9M11S</meta:editing-duration>
    <meta:editing-cycles>3</meta:editing-cycles>
    <meta:generator>LibreOffice/24.2.0.3$Linux_X86_64 LibreOffice_project/420$Build-3</meta:generator>
    <meta:document-statistic meta:table-count="0" meta:image-count="0" meta:object-count="0" meta:page-count="2" meta:paragraph-count="53" meta:word-count="511" meta:character-count="3129" meta:non-whitespace-character-count="2622"/>
  </office:meta>
</office:document-meta>
</file>